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0643" officeooo:paragraph-rsid="00030643"/>
    </style:style>
    <style:style style:name="P2" style:family="paragraph" style:parent-style-name="Standard">
      <style:text-properties officeooo:rsid="00030643" officeooo:paragraph-rsid="00030643" fo:background-color="#66ff66"/>
    </style:style>
    <style:style style:name="P3" style:family="paragraph" style:parent-style-name="Standard">
      <style:text-properties officeooo:rsid="00030643" officeooo:paragraph-rsid="00030643" fo:background-color="#ff9900"/>
    </style:style>
    <style:style style:name="P4" style:family="paragraph" style:parent-style-name="Standard">
      <style:text-properties fo:font-weight="bold" officeooo:rsid="000688cb" officeooo:paragraph-rsid="000688cb" style:font-weight-asian="bold" style:font-weight-complex="bold"/>
    </style:style>
    <style:style style:name="P5" style:family="paragraph" style:parent-style-name="Standard">
      <style:paragraph-properties fo:background-color="#ffffcc">
        <style:background-image/>
      </style:paragraph-properties>
      <style:text-properties officeooo:rsid="00030643" officeooo:paragraph-rsid="00030643" fo:background-color="transparent"/>
    </style:style>
    <style:style style:name="P6" style:family="paragraph" style:parent-style-name="Standard">
      <style:paragraph-properties fo:background-color="#ffffcc">
        <style:background-image/>
      </style:paragraph-properties>
      <style:text-properties officeooo:rsid="00030643" officeooo:paragraph-rsid="004580de" fo:background-color="transparent"/>
    </style:style>
    <style:style style:name="P7" style:family="paragraph" style:parent-style-name="Standard">
      <style:paragraph-properties fo:background-color="#ffffcc">
        <style:background-image/>
      </style:paragraph-properties>
      <style:text-properties officeooo:rsid="000b1540" officeooo:paragraph-rsid="000b1540" fo:background-color="transparent"/>
    </style:style>
    <style:style style:name="P8" style:family="paragraph" style:parent-style-name="Standard">
      <style:paragraph-properties fo:background-color="#ffffcc">
        <style:background-image/>
      </style:paragraph-properties>
      <style:text-properties officeooo:rsid="000cb3af" officeooo:paragraph-rsid="000cb3af" fo:background-color="transparent"/>
    </style:style>
    <style:style style:name="P9" style:family="paragraph" style:parent-style-name="Standard">
      <style:paragraph-properties fo:background-color="#ffffcc">
        <style:background-image/>
      </style:paragraph-properties>
      <style:text-properties officeooo:rsid="000cb3af" officeooo:paragraph-rsid="0011167b" fo:background-color="transparent"/>
    </style:style>
    <style:style style:name="P10" style:family="paragraph" style:parent-style-name="Standard">
      <style:paragraph-properties fo:background-color="#ffffcc">
        <style:background-image/>
      </style:paragraph-properties>
      <style:text-properties officeooo:rsid="001e135c" officeooo:paragraph-rsid="001e135c" fo:background-color="transparent"/>
    </style:style>
    <style:style style:name="P11" style:family="paragraph" style:parent-style-name="Standard">
      <style:paragraph-properties fo:background-color="#ffffcc">
        <style:background-image/>
      </style:paragraph-properties>
      <style:text-properties officeooo:rsid="001feb00" officeooo:paragraph-rsid="001e135c" fo:background-color="transparent"/>
    </style:style>
    <style:style style:name="P12" style:family="paragraph" style:parent-style-name="Standard">
      <style:paragraph-properties fo:background-color="#ffffcc">
        <style:background-image/>
      </style:paragraph-properties>
      <style:text-properties officeooo:rsid="002154ba" officeooo:paragraph-rsid="002154ba" fo:background-color="transparent"/>
    </style:style>
    <style:style style:name="P13" style:family="paragraph" style:parent-style-name="Standard">
      <style:paragraph-properties fo:background-color="#ffffcc">
        <style:background-image/>
      </style:paragraph-properties>
      <style:text-properties officeooo:rsid="002307cd" officeooo:paragraph-rsid="002307cd" fo:background-color="transparent"/>
    </style:style>
    <style:style style:name="P14" style:family="paragraph" style:parent-style-name="Standard">
      <style:paragraph-properties fo:background-color="#ffffcc">
        <style:background-image/>
      </style:paragraph-properties>
      <style:text-properties officeooo:rsid="0039441f" officeooo:paragraph-rsid="004580de" fo:background-color="transparent"/>
    </style:style>
    <style:style style:name="P15" style:family="paragraph" style:parent-style-name="Standard">
      <style:paragraph-properties fo:background-color="#ffffcc">
        <style:background-image/>
      </style:paragraph-properties>
      <style:text-properties officeooo:rsid="004387f6" officeooo:paragraph-rsid="004387f6" fo:background-color="transparent"/>
    </style:style>
    <style:style style:name="P16" style:family="paragraph" style:parent-style-name="Standard">
      <style:paragraph-properties fo:background-color="#ffffcc">
        <style:background-image/>
      </style:paragraph-properties>
      <style:text-properties officeooo:rsid="004387f6" officeooo:paragraph-rsid="00568b84" fo:background-color="transparent"/>
    </style:style>
    <style:style style:name="P17" style:family="paragraph" style:parent-style-name="Standard">
      <style:paragraph-properties fo:background-color="#ffffcc">
        <style:background-image/>
      </style:paragraph-properties>
      <style:text-properties officeooo:rsid="001ce556" officeooo:paragraph-rsid="004580de" fo:background-color="transparent"/>
    </style:style>
    <style:style style:name="P18" style:family="paragraph" style:parent-style-name="Standard">
      <style:paragraph-properties fo:background-color="#ffffcc">
        <style:background-image/>
      </style:paragraph-properties>
      <style:text-properties officeooo:rsid="0026ebe9" officeooo:paragraph-rsid="004580de" fo:background-color="transparent"/>
    </style:style>
    <style:style style:name="P19" style:family="paragraph" style:parent-style-name="Standard">
      <style:paragraph-properties fo:background-color="#ffffcc">
        <style:background-image/>
      </style:paragraph-properties>
      <style:text-properties officeooo:rsid="003561d3" officeooo:paragraph-rsid="004580de" fo:background-color="transparent"/>
    </style:style>
    <style:style style:name="P20" style:family="paragraph" style:parent-style-name="Standard">
      <style:paragraph-properties fo:background-color="#ffffcc">
        <style:background-image/>
      </style:paragraph-properties>
      <style:text-properties officeooo:rsid="00256609" officeooo:paragraph-rsid="004580de" fo:background-color="transparent"/>
    </style:style>
    <style:style style:name="P21" style:family="paragraph" style:parent-style-name="Standard">
      <style:paragraph-properties fo:background-color="#ffffcc">
        <style:background-image/>
      </style:paragraph-properties>
      <style:text-properties officeooo:rsid="0035750a" officeooo:paragraph-rsid="004580de" fo:background-color="transparent"/>
    </style:style>
    <style:style style:name="P22" style:family="paragraph" style:parent-style-name="Standard">
      <style:paragraph-properties fo:background-color="#ffffcc">
        <style:background-image/>
      </style:paragraph-properties>
      <style:text-properties officeooo:rsid="001d446a" officeooo:paragraph-rsid="001d446a" fo:background-color="transparent"/>
    </style:style>
    <style:style style:name="P23" style:family="paragraph" style:parent-style-name="Standard">
      <style:paragraph-properties fo:background-color="#ffffcc">
        <style:background-image/>
      </style:paragraph-properties>
      <style:text-properties officeooo:rsid="004c35e6" officeooo:paragraph-rsid="004c35e6" fo:background-color="transparent"/>
    </style:style>
    <style:style style:name="P24" style:family="paragraph" style:parent-style-name="Standard">
      <style:paragraph-properties fo:background-color="#ffffcc">
        <style:background-image/>
      </style:paragraph-properties>
      <style:text-properties officeooo:rsid="004c3a1d" officeooo:paragraph-rsid="004c3a1d" fo:background-color="transparent"/>
    </style:style>
    <style:style style:name="P25" style:family="paragraph" style:parent-style-name="Standard">
      <style:paragraph-properties fo:background-color="#ffffcc">
        <style:background-image/>
      </style:paragraph-properties>
      <style:text-properties officeooo:rsid="00534d4a" officeooo:paragraph-rsid="00534d4a" fo:background-color="transparent"/>
    </style:style>
    <style:style style:name="P26" style:family="paragraph" style:parent-style-name="Standard">
      <style:paragraph-properties fo:background-color="#ffffcc">
        <style:background-image/>
      </style:paragraph-properties>
      <style:text-properties officeooo:rsid="00534d4a" officeooo:paragraph-rsid="005f3de3" fo:background-color="transparent"/>
    </style:style>
    <style:style style:name="P27" style:family="paragraph" style:parent-style-name="Standard">
      <style:paragraph-properties fo:background-color="#ffffcc">
        <style:background-image/>
      </style:paragraph-properties>
      <style:text-properties officeooo:rsid="00534d4a" officeooo:paragraph-rsid="00608954" fo:background-color="transparent"/>
    </style:style>
    <style:style style:name="P28" style:family="paragraph" style:parent-style-name="Standard">
      <style:paragraph-properties fo:background-color="#ffffcc">
        <style:background-image/>
      </style:paragraph-properties>
      <style:text-properties officeooo:rsid="0057d2c2" officeooo:paragraph-rsid="0057d2c2" fo:background-color="transparent"/>
    </style:style>
    <style:style style:name="P29" style:family="paragraph" style:parent-style-name="Standard">
      <style:paragraph-properties fo:background-color="#ffffcc">
        <style:background-image/>
      </style:paragraph-properties>
      <style:text-properties officeooo:rsid="005f3de3" officeooo:paragraph-rsid="005f3de3" fo:background-color="transparent"/>
    </style:style>
    <style:style style:name="P30" style:family="paragraph" style:parent-style-name="Standard">
      <style:paragraph-properties fo:background-color="#ffffcc">
        <style:background-image/>
      </style:paragraph-properties>
      <style:text-properties officeooo:rsid="0054c228" officeooo:paragraph-rsid="00534d4a" fo:background-color="transparent"/>
    </style:style>
    <style:style style:name="P31" style:family="paragraph" style:parent-style-name="Standard">
      <style:paragraph-properties fo:background-color="#ffffcc">
        <style:background-image/>
      </style:paragraph-properties>
      <style:text-properties officeooo:rsid="0061b58f" officeooo:paragraph-rsid="0061b58f" fo:background-color="transparent"/>
    </style:style>
    <style:style style:name="P32" style:family="paragraph" style:parent-style-name="Standard">
      <style:paragraph-properties fo:background-color="#ffffcc">
        <style:background-image/>
      </style:paragraph-properties>
      <style:text-properties officeooo:rsid="0061c943" officeooo:paragraph-rsid="0061c943" fo:background-color="transparent"/>
    </style:style>
    <style:style style:name="P33" style:family="paragraph" style:parent-style-name="Standard">
      <style:paragraph-properties fo:background-color="#ffffcc">
        <style:background-image/>
      </style:paragraph-properties>
      <style:text-properties officeooo:rsid="00030643" officeooo:paragraph-rsid="00030643"/>
    </style:style>
    <style:style style:name="P34" style:family="paragraph" style:parent-style-name="Standard">
      <style:paragraph-properties fo:background-color="#ffffcc">
        <style:background-image/>
      </style:paragraph-properties>
      <style:text-properties officeooo:rsid="00030643" officeooo:paragraph-rsid="004580de"/>
    </style:style>
    <style:style style:name="P35" style:family="paragraph" style:parent-style-name="Standard">
      <style:paragraph-properties fo:background-color="#ffffcc">
        <style:background-image/>
      </style:paragraph-properties>
      <style:text-properties officeooo:rsid="001bdc55" officeooo:paragraph-rsid="001bdc55"/>
    </style:style>
    <style:style style:name="P36" style:family="paragraph" style:parent-style-name="Standard">
      <style:paragraph-properties fo:background-color="#ffffcc">
        <style:background-image/>
      </style:paragraph-properties>
      <style:text-properties officeooo:rsid="00568b84" officeooo:paragraph-rsid="005ac7f1"/>
    </style:style>
    <style:style style:name="P37" style:family="paragraph" style:parent-style-name="Standard">
      <style:paragraph-properties fo:background-color="#ffffcc">
        <style:background-image/>
      </style:paragraph-properties>
      <style:text-properties officeooo:rsid="0066d397" officeooo:paragraph-rsid="0066d397"/>
    </style:style>
    <style:style style:name="P38" style:family="paragraph" style:parent-style-name="Standard">
      <style:paragraph-properties fo:background-color="#ffffff">
        <style:background-image/>
      </style:paragraph-properties>
      <style:text-properties officeooo:rsid="00030643" officeooo:paragraph-rsid="00030643"/>
    </style:style>
    <style:style style:name="P39" style:family="paragraph" style:parent-style-name="Standard">
      <style:paragraph-properties fo:background-color="#ffffff">
        <style:background-image/>
      </style:paragraph-properties>
      <style:text-properties officeooo:rsid="000b1540" officeooo:paragraph-rsid="000b1540" fo:background-color="#66ff66"/>
    </style:style>
    <style:style style:name="P40" style:family="paragraph" style:parent-style-name="Standard">
      <style:paragraph-properties fo:background-color="#ffffff">
        <style:background-image/>
      </style:paragraph-properties>
      <style:text-properties officeooo:rsid="003673a3" officeooo:paragraph-rsid="004580de" fo:background-color="transparent"/>
    </style:style>
    <style:style style:name="P41" style:family="paragraph" style:parent-style-name="Standard">
      <style:paragraph-properties fo:background-color="#ffffff">
        <style:background-image/>
      </style:paragraph-properties>
      <style:text-properties officeooo:rsid="002704c0" officeooo:paragraph-rsid="002154ba" fo:background-color="transparent"/>
    </style:style>
    <style:style style:name="P42" style:family="paragraph" style:parent-style-name="Standard">
      <style:paragraph-properties fo:background-color="#ffffff">
        <style:background-image/>
      </style:paragraph-properties>
      <style:text-properties officeooo:rsid="003b78e0" officeooo:paragraph-rsid="00402f80" fo:background-color="transparent"/>
    </style:style>
    <style:style style:name="P43" style:family="paragraph" style:parent-style-name="Standard">
      <style:paragraph-properties fo:background-color="#ffffff">
        <style:background-image/>
      </style:paragraph-properties>
      <style:text-properties officeooo:rsid="000b1540" officeooo:paragraph-rsid="004580de" fo:background-color="transparent"/>
    </style:style>
    <style:style style:name="P44" style:family="paragraph" style:parent-style-name="Standard">
      <style:paragraph-properties fo:background-color="#ffffff">
        <style:background-image/>
      </style:paragraph-properties>
      <style:text-properties officeooo:rsid="000b1540" officeooo:paragraph-rsid="000b1540" fo:background-color="transparent"/>
    </style:style>
    <style:style style:name="P45" style:family="paragraph" style:parent-style-name="Standard">
      <style:paragraph-properties fo:background-color="#ffffff">
        <style:background-image/>
      </style:paragraph-properties>
      <style:text-properties officeooo:rsid="003e4cd3" officeooo:paragraph-rsid="004580de" fo:background-color="transparent"/>
    </style:style>
    <style:style style:name="P46" style:family="paragraph" style:parent-style-name="Standard">
      <style:paragraph-properties fo:background-color="#ffffff">
        <style:background-image/>
      </style:paragraph-properties>
      <style:text-properties officeooo:rsid="0027a949" officeooo:paragraph-rsid="004580de" fo:background-color="transparent"/>
    </style:style>
    <style:style style:name="P47" style:family="paragraph" style:parent-style-name="Standard">
      <style:paragraph-properties fo:background-color="#66ff66">
        <style:background-image/>
      </style:paragraph-properties>
      <style:text-properties officeooo:rsid="00030643" officeooo:paragraph-rsid="00030643" fo:background-color="transparent"/>
    </style:style>
    <style:style style:name="P48" style:family="paragraph" style:parent-style-name="Standard">
      <style:paragraph-properties fo:background-color="#66ff66">
        <style:background-image/>
      </style:paragraph-properties>
      <style:text-properties officeooo:rsid="003b78e0" officeooo:paragraph-rsid="00402f80" fo:background-color="transparent"/>
    </style:style>
    <style:style style:name="P49" style:family="paragraph" style:parent-style-name="Standard">
      <style:paragraph-properties fo:background-color="#66ff66">
        <style:background-image/>
      </style:paragraph-properties>
      <style:text-properties officeooo:rsid="003673a3" officeooo:paragraph-rsid="004580de" fo:background-color="transparent"/>
    </style:style>
    <style:style style:name="P50" style:family="paragraph" style:parent-style-name="Standard">
      <style:paragraph-properties fo:background-color="#66ff66">
        <style:background-image/>
      </style:paragraph-properties>
      <style:text-properties officeooo:rsid="004c35e6" officeooo:paragraph-rsid="004c35e6" fo:background-color="transparent"/>
    </style:style>
    <style:style style:name="P51" style:family="paragraph" style:parent-style-name="Standard">
      <style:paragraph-properties fo:background-color="#66ff66">
        <style:background-image/>
      </style:paragraph-properties>
      <style:text-properties officeooo:rsid="00568b84" officeooo:paragraph-rsid="00568b84"/>
    </style:style>
    <style:style style:name="P52" style:family="paragraph" style:parent-style-name="Standard">
      <style:paragraph-properties fo:background-color="#66ff66">
        <style:background-image/>
      </style:paragraph-properties>
      <style:text-properties officeooo:rsid="00568b84" officeooo:paragraph-rsid="005ac7f1"/>
    </style:style>
    <style:style style:name="P53" style:family="paragraph" style:parent-style-name="Standard">
      <style:paragraph-properties fo:background-color="#00ff66">
        <style:background-image/>
      </style:paragraph-properties>
      <style:text-properties officeooo:rsid="00049c22" officeooo:paragraph-rsid="00049c22" fo:background-color="transparent"/>
    </style:style>
    <style:style style:name="P54" style:family="paragraph" style:parent-style-name="Standard">
      <style:paragraph-properties fo:background-color="#00ff66">
        <style:background-image/>
      </style:paragraph-properties>
      <style:text-properties officeooo:rsid="001d446a" officeooo:paragraph-rsid="001d446a" fo:background-color="transparent"/>
    </style:style>
    <style:style style:name="P55" style:family="paragraph" style:parent-style-name="Standard">
      <style:paragraph-properties fo:background-color="#00ff66">
        <style:background-image/>
      </style:paragraph-properties>
      <style:text-properties officeooo:rsid="002704c0" officeooo:paragraph-rsid="004a011d" fo:background-color="transparent"/>
    </style:style>
    <style:style style:name="P56" style:family="paragraph" style:parent-style-name="Standard">
      <style:paragraph-properties fo:background-color="transparent">
        <style:background-image/>
      </style:paragraph-properties>
      <style:text-properties officeooo:rsid="00256609" officeooo:paragraph-rsid="004580de" fo:background-color="transparent"/>
    </style:style>
    <style:style style:name="P57" style:family="paragraph" style:parent-style-name="Standard">
      <style:paragraph-properties fo:background-color="transparent">
        <style:background-image/>
      </style:paragraph-properties>
      <style:text-properties officeooo:rsid="000b1540" officeooo:paragraph-rsid="000b1540" fo:background-color="transparent"/>
    </style:style>
    <style:style style:name="P58" style:family="paragraph" style:parent-style-name="Standard">
      <style:paragraph-properties fo:background-color="transparent">
        <style:background-image/>
      </style:paragraph-properties>
      <style:text-properties officeooo:rsid="004c35e6" officeooo:paragraph-rsid="004c35e6" fo:background-color="transparent"/>
    </style:style>
    <style:style style:name="P59" style:family="paragraph" style:parent-style-name="Standard">
      <style:paragraph-properties fo:background-color="transparent">
        <style:background-image/>
      </style:paragraph-properties>
      <style:text-properties officeooo:rsid="00568b84" officeooo:paragraph-rsid="005ac7f1"/>
    </style:style>
    <style:style style:name="P60" style:family="paragraph" style:parent-style-name="Standard">
      <style:paragraph-properties fo:background-color="transparent">
        <style:background-image/>
      </style:paragraph-properties>
      <style:text-properties officeooo:rsid="00030643" officeooo:paragraph-rsid="00030643"/>
    </style:style>
    <style:style style:name="P61" style:family="paragraph" style:parent-style-name="Standard">
      <style:paragraph-properties fo:background-color="#66ff99">
        <style:background-image/>
      </style:paragraph-properties>
      <style:text-properties officeooo:rsid="004e3763" officeooo:paragraph-rsid="0053a40b" fo:background-color="transparent"/>
    </style:style>
    <style:style style:name="P62" style:family="paragraph" style:parent-style-name="Standard">
      <style:paragraph-properties fo:background-color="#66ff99">
        <style:background-image/>
      </style:paragraph-properties>
      <style:text-properties officeooo:rsid="004e3763" officeooo:paragraph-rsid="004e3763" fo:background-color="transparent"/>
    </style:style>
    <style:style style:name="P63" style:family="paragraph" style:parent-style-name="Standard">
      <style:paragraph-properties fo:background-color="#99ff33">
        <style:background-image/>
      </style:paragraph-properties>
      <style:text-properties officeooo:rsid="001ce556" officeooo:paragraph-rsid="004580de" fo:background-color="transparent"/>
    </style:style>
    <style:style style:name="P64" style:family="paragraph" style:parent-style-name="Standard">
      <style:paragraph-properties fo:background-color="#00ff66">
        <style:tab-stops>
          <style:tab-stop style:position="0.504cm"/>
        </style:tab-stops>
        <style:background-image/>
      </style:paragraph-properties>
      <style:text-properties officeooo:rsid="002704c0" officeooo:paragraph-rsid="0068aa28" fo:background-color="transparent"/>
    </style:style>
    <style:style style:name="P65" style:family="paragraph" style:parent-style-name="Standard">
      <style:paragraph-properties fo:background-color="#ffffcc">
        <style:tab-stops>
          <style:tab-stop style:position="0.504cm"/>
        </style:tab-stops>
        <style:background-image/>
      </style:paragraph-properties>
      <style:text-properties officeooo:rsid="002704c0" officeooo:paragraph-rsid="0068aa28" fo:background-color="transparent"/>
    </style:style>
    <style:style style:name="P66" style:family="paragraph" style:parent-style-name="Standard">
      <style:paragraph-properties fo:background-color="#ffffcc">
        <style:tab-stops>
          <style:tab-stop style:position="0.504cm"/>
        </style:tab-stops>
        <style:background-image/>
      </style:paragraph-properties>
      <style:text-properties officeooo:rsid="0011cb43" officeooo:paragraph-rsid="0068aa28" fo:background-color="transparent"/>
    </style:style>
    <style:style style:name="P67" style:family="paragraph" style:parent-style-name="Standard">
      <style:paragraph-properties fo:background-color="#ccffff">
        <style:tab-stops>
          <style:tab-stop style:position="0.504cm"/>
        </style:tab-stops>
        <style:background-image/>
      </style:paragraph-properties>
      <style:text-properties officeooo:rsid="0011cb43" officeooo:paragraph-rsid="0068aa28" fo:background-color="transparent"/>
    </style:style>
    <style:style style:name="P68" style:family="paragraph" style:parent-style-name="Standard">
      <style:paragraph-properties fo:background-color="#ccffff">
        <style:tab-stops>
          <style:tab-stop style:position="0.504cm"/>
        </style:tab-stops>
        <style:background-image/>
      </style:paragraph-properties>
      <style:text-properties officeooo:rsid="001261b8" officeooo:paragraph-rsid="0068aa28" fo:background-color="transparent"/>
    </style:style>
    <style:style style:name="P69" style:family="paragraph" style:parent-style-name="Standard">
      <style:paragraph-properties fo:background-color="#ccffff">
        <style:tab-stops>
          <style:tab-stop style:position="0.504cm"/>
        </style:tab-stops>
        <style:background-image/>
      </style:paragraph-properties>
      <style:text-properties officeooo:rsid="00129253" officeooo:paragraph-rsid="0068aa28" fo:background-color="transparent"/>
    </style:style>
    <style:style style:name="P70" style:family="paragraph" style:parent-style-name="Standard">
      <style:paragraph-properties fo:background-color="#ffffff">
        <style:tab-stops>
          <style:tab-stop style:position="0.504cm"/>
        </style:tab-stops>
        <style:background-image/>
      </style:paragraph-properties>
      <style:text-properties officeooo:rsid="003e4cd3" officeooo:paragraph-rsid="004580de" fo:background-color="transparent"/>
    </style:style>
    <style:style style:name="T1" style:family="text">
      <style:text-properties officeooo:rsid="00049c22"/>
    </style:style>
    <style:style style:name="T2" style:family="text">
      <style:text-properties officeooo:rsid="0007d6a6"/>
    </style:style>
    <style:style style:name="T3" style:family="text">
      <style:text-properties officeooo:rsid="000b1540"/>
    </style:style>
    <style:style style:name="T4" style:family="text">
      <style:text-properties officeooo:rsid="001e135c"/>
    </style:style>
    <style:style style:name="T5" style:family="text">
      <style:text-properties officeooo:rsid="00257f99"/>
    </style:style>
    <style:style style:name="T6" style:family="text">
      <style:text-properties officeooo:rsid="0026ebe9"/>
    </style:style>
    <style:style style:name="T7" style:family="text">
      <style:text-properties officeooo:rsid="0039441f"/>
    </style:style>
    <style:style style:name="T8" style:family="text">
      <style:text-properties officeooo:rsid="003d1729"/>
    </style:style>
    <style:style style:name="T9" style:family="text">
      <style:text-properties officeooo:rsid="0041d7f1"/>
    </style:style>
    <style:style style:name="T10" style:family="text">
      <style:text-properties officeooo:rsid="004478f1"/>
    </style:style>
    <style:style style:name="T11" style:family="text">
      <style:text-properties officeooo:rsid="0053a40b"/>
    </style:style>
    <style:style style:name="T12" style:family="text">
      <style:text-properties officeooo:rsid="00568b84"/>
    </style:style>
    <style:style style:name="T13" style:family="text">
      <style:text-properties officeooo:rsid="005ac7f1"/>
    </style:style>
    <style:style style:name="T14" style:family="text">
      <style:text-properties officeooo:rsid="005dcd2e"/>
    </style:style>
    <style:style style:name="T15" style:family="text">
      <style:text-properties officeooo:rsid="005f3de3"/>
    </style:style>
    <style:style style:name="T16" style:family="text">
      <style:text-properties officeooo:rsid="00608954"/>
    </style:style>
    <style:style style:name="T17" style:family="text">
      <style:text-properties officeooo:rsid="0061b58f"/>
    </style:style>
    <style:style style:name="T18" style:family="text">
      <style:text-properties officeooo:rsid="006323e2"/>
    </style:style>
    <style:style style:name="T19" style:family="text">
      <style:text-properties officeooo:rsid="00661af8"/>
    </style:style>
    <style:style style:name="T20" style:family="text">
      <style:text-properties officeooo:rsid="0011cb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4">SHELL SCRIPTING ASSIGNMENTS:</text:p>
      <text:p text:style-name="P1"/>
      <text:p text:style-name="P47">1) Log monitoring: Search single key word in apache/nginx or any application log file, and generate a new file with time stamp when the key work occurred in the file. </text:p>
      <text:p text:style-name="P1"/>
      <text:p text:style-name="P1">----&gt; </text:p>
      <text:p text:style-name="P1"/>
      <text:p text:style-name="P8"/>
      <text:p text:style-name="P8">tail -fn0 auth.log | \ </text:p>
      <text:p text:style-name="P8"/>
      <text:p text:style-name="P8">while read line ; do </text:p>
      <text:p text:style-name="P8"><text:s text:c="8"/>echo "$line" | grep "FAILED" </text:p>
      <text:p text:style-name="P8"><text:s text:c="8"/>if [ $? = 0 ] </text:p>
      <text:p text:style-name="P8"><text:s text:c="8"/>then </text:p>
      <text:p text:style-name="P9"><text:s text:c="16"/>echo "$line" | grep "FAILED" &gt; "log-`date +%Y.%m.%d-%H.%M.%S`.log" </text:p>
      <text:p text:style-name="P8"><text:s text:c="8"/>fi </text:p>
      <text:p text:style-name="P8">done </text:p>
      <text:p text:style-name="P8"/>
      <text:p text:style-name="P5"/>
      <text:p text:style-name="P1"/>
      <text:p text:style-name="P1"/>
      <text:p text:style-name="P48">2) <text:span text:style-name="T8">Monitoring of process: Monitor memory utilization of a process periodically and generate log on screen. Inline Input process id and time interval in seconds</text:span></text:p>
      <text:p text:style-name="P42"/>
      <text:p text:style-name="P42"/>
      <text:p text:style-name="P15">#!/bin/bash </text:p>
      <text:p text:style-name="P15">echo "specfiy pid: " </text:p>
      <text:p text:style-name="P15">read pid </text:p>
      <text:p text:style-name="P15">echo "interval in seconds:" </text:p>
      <text:p text:style-name="P15">read interval </text:p>
      <text:p text:style-name="P15">count=1; </text:p>
      <text:p text:style-name="P15">echo "<text:span text:style-name="T10">P</text:span>ro<text:span text:style-name="T10">I</text:span>d <text:s text:c="3"/>Memory <text:s text:c="3"/>Pro<text:span text:style-name="T10">Name</text:span>" </text:p>
      <text:p text:style-name="P15">while [ $count -le $interval ] </text:p>
      <text:p text:style-name="P15">do </text:p>
      <text:p text:style-name="P15">top -bn 1 | grep -i $pid |awk '{ printf("%-8s %-8s <text:s/>%-8s\n",$1, <text:s/>$10, $12); }' </text:p>
      <text:p text:style-name="P15">count=`expr $count + 1` </text:p>
      <text:p text:style-name="P15">done </text:p>
      <text:p text:style-name="P15">exit </text:p>
      <text:p text:style-name="P1"/>
      <text:p text:style-name="P1"/>
      <text:p text:style-name="P2">3) Monitoring of Port: Write a shell script to find the process (pid, pname) listening on a given port </text:p>
      <text:p text:style-name="P1"/>
      <text:p text:style-name="P1">---&gt; </text:p>
      <text:p text:style-name="P1"/>
      <text:p text:style-name="P33">port.sh </text:p>
      <text:p text:style-name="P33">#!/bin/bash </text:p>
      <text:p text:style-name="P33">read -p "Enter port Number: " port </text:p>
      <text:p text:style-name="P33">lsof -i :$port </text:p>
      <text:p text:style-name="P1"/>
      <text:p text:style-name="P1"/>
      <text:p text:style-name="P1"/>
      <text:p text:style-name="P1"><text:soft-page-break/></text:p>
      <text:p text:style-name="P53">4) Write a shell script for log rotate , i.e. if log of a file size go beyond a limit, create an archive file with time stamp and reduce the log size</text:p>
      <text:p text:style-name="P3"/>
      <text:p text:style-name="P1">---<text:span text:style-name="T1">&gt;</text:span></text:p>
      <text:p text:style-name="P1"/>
      <text:p text:style-name="P33"><text:span text:style-name="T1">archive</text:span>.<text:span text:style-name="T1">sh</text:span></text:p>
      <text:p text:style-name="P33"/>
      <text:p text:style-name="P35">for folder in $(find . -name log -type d ) </text:p>
      <text:p text:style-name="P35">do </text:p>
      <text:p text:style-name="P35"><text:s text:c="3"/>for file in $(find $folder -name "*.log" -size +4096c) </text:p>
      <text:p text:style-name="P35"><text:s text:c="4"/>do </text:p>
      <text:p text:style-name="P35"><text:s text:c="7"/>tar czf "log-`date +%Y.%m.%d-%H.%M.%S`".tar.gz $folder/*.log </text:p>
      <text:p text:style-name="P35"><text:s text:c="4"/>done </text:p>
      <text:p text:style-name="P35"><text:s text:c="4"/>if [ -e $folder/*.tar.gz ] </text:p>
      <text:p text:style-name="P35"><text:s text:c="7"/>then mv $folder/*.tar.gz $ARCHIVE </text:p>
      <text:p text:style-name="P35"><text:s text:c="4"/>fi </text:p>
      <text:p text:style-name="P35">done </text:p>
      <text:p text:style-name="P33"/>
      <text:p text:style-name="P1"/>
      <text:p text:style-name="P2">5) Write a shell script find 0 sized files and delete. </text:p>
      <text:p text:style-name="P1"/>
      <text:p text:style-name="P1">---&gt; </text:p>
      <text:p text:style-name="P1"/>
      <text:p text:style-name="P33">zero.sh </text:p>
      <text:p text:style-name="P33"><text:s text:c="3"/></text:p>
      <text:p text:style-name="P33">find . -size 0 -exec rm -<text:span text:style-name="T9">rf </text:span>{} \; </text:p>
      <text:p text:style-name="P1"/>
      <text:p text:style-name="P1"/>
      <text:p text:style-name="P2">6) Write a shell script to avoid Ctrl + C key input to abort shell script. </text:p>
      <text:p text:style-name="P2"/>
      <text:p text:style-name="P1">----&gt; </text:p>
      <text:p text:style-name="P1"/>
      <text:p text:style-name="P33">abort.sh </text:p>
      <text:p text:style-name="P33"/>
      <text:p text:style-name="P33">trap <text:span text:style-name="T2">'' 2</text:span></text:p>
      <text:p text:style-name="P33">echo " <text:span text:style-name="T2">Press Control + c to Test”</text:span></text:p>
      <text:p text:style-name="P33">sleep 20 </text:p>
      <text:p text:style-name="P33">trap 2</text:p>
      <text:p text:style-name="P38"/>
      <text:p text:style-name="P38"/>
      <text:p text:style-name="P51">7) Write a shell script to capture CPU utilization of entire system and a specific process. <text:s/>Inline parameters for scripts are process id and monitoring interval in seconds. </text:p>
      <text:p text:style-name="P51"/>
      <text:p text:style-name="P16">---<text:span text:style-name="T12">&gt;</text:span></text:p>
      <text:p text:style-name="P16"/>
      <text:p text:style-name="P28">#!/bin/bash </text:p>
      <text:p text:style-name="P28"/>
      <text:p text:style-name="P28">echo "complete cpu usage is :" </text:p>
      <text:p text:style-name="P28"/>
      <text:p text:style-name="P28">top -bn1 | grep "Cpu(s)" | \ </text:p>
      <text:p text:style-name="P28"><text:s text:c="11"/>sed "s/.*, *\([0-9.]*\)%* id.*/\1/" | \ </text:p>
      <text:p text:style-name="P28"><text:soft-page-break/><text:s text:c="11"/>awk '{print 100 - $1"%"}' </text:p>
      <text:p text:style-name="P28"/>
      <text:p text:style-name="P28">echo "Now for specific process id" </text:p>
      <text:p text:style-name="P28">echo "please specfiy pid: " </text:p>
      <text:p text:style-name="P28">read pid </text:p>
      <text:p text:style-name="P28">echo "interval in seconds:" </text:p>
      <text:p text:style-name="P28">read interval </text:p>
      <text:p text:style-name="P28">count=1; </text:p>
      <text:p text:style-name="P28">echo "ProId <text:s text:c="3"/>Cpu%Use <text:s text:c="2"/>ProName" </text:p>
      <text:p text:style-name="P28">while [ $count -le $interval ] </text:p>
      <text:p text:style-name="P28">do </text:p>
      <text:p text:style-name="P28">top -bn 1 | grep -i $pid |awk '{ printf("%-8s %-8s <text:s/>%-8s\n",$1, <text:s/>$9, $12); }' </text:p>
      <text:p text:style-name="P28">count=`expr $count + 1` </text:p>
      <text:p text:style-name="P28">done </text:p>
      <text:p text:style-name="P28">exit <text:tab/></text:p>
      <text:p text:style-name="P38"/>
      <text:p text:style-name="P38"/>
      <text:p text:style-name="P52"><text:span text:style-name="T13">7) a) </text:span>Write a shell script which takes two strings as an input (-o for original, -r for replacement) and takes one option d (directory) or f (file), and script find and replace string from a folder <text:tab/>or a single file. Using sed or awk command </text:p>
      <text:p text:style-name="P52">Script Usage: </text:p>
      <text:p text:style-name="P52">./replacer.sh -d -o mpi -r hadoop </text:p>
      <text:p text:style-name="P52">or </text:p>
      <text:p text:style-name="P52">./replacer.sh -f hadoop-logs.txt, thrift-logs.txt -o /t -r /n </text:p>
      <text:p text:style-name="P52">or </text:p>
      <text:p text:style-name="P52">./replacer.sh -f apache-*.logs -o http -r https</text:p>
      <text:p text:style-name="P59"/>
      <text:p text:style-name="P36">--<text:span text:style-name="T14">&gt; </text:span></text:p>
      <text:p text:style-name="P37"><text:s text:c="2"/>GNU nano 2.2.6 <text:s text:c="140"/>File: replacer.sh <text:s text:c="288"/></text:p>
      <text:p text:style-name="P37"/>
      <text:p text:style-name="P37">#!/bin/bash </text:p>
      <text:p text:style-name="P37"/>
      <text:p text:style-name="P37">usage() { echo "Usage: replacer.sh -f &lt;filenames&gt; or -d &lt;directorynames&gt; -o &lt;from-String&gt; -r &lt;to-String&gt;" 1&gt;&amp;2; exit 1; } </text:p>
      <text:p text:style-name="P37"/>
      <text:p text:style-name="P37">oStr="" </text:p>
      <text:p text:style-name="P37">rStr="" </text:p>
      <text:p text:style-name="P37">fStr="" </text:p>
      <text:p text:style-name="P37">dStr="" </text:p>
      <text:p text:style-name="P37"/>
      <text:p text:style-name="P37"/>
      <text:p text:style-name="P37">if [ $# == 0 ] </text:p>
      <text:p text:style-name="P37"><text:s text:c="2"/>then </text:p>
      <text:p text:style-name="P37"><text:s text:c="4"/>echo "Please provide some options.See help:" </text:p>
      <text:p text:style-name="P37"><text:s text:c="4"/>usage </text:p>
      <text:p text:style-name="P37"><text:s text:c="4"/>exit 1 </text:p>
      <text:p text:style-name="P37">fi </text:p>
      <text:p text:style-name="P37"/>
      <text:p text:style-name="P37">while getopts ":o:r:f:d" opt; do </text:p>
      <text:p text:style-name="P37"><text:s text:c="4"/>case $opt in </text:p>
      <text:p text:style-name="P37"><text:s text:c="6"/>o) #echo "-o triggered" </text:p>
      <text:p text:style-name="P37"><text:soft-page-break/><text:s text:c="9"/>echo "-o argument::$OPTARG" </text:p>
      <text:p text:style-name="P37"><text:s text:c="9"/>echo "z${OPTARG:0:1}" </text:p>
      <text:p text:style-name="P37"><text:s text:c="9"/>if [[ z"${OPTARG:0:1}" == "z-" ]] </text:p>
      <text:p text:style-name="P37"><text:s text:c="11"/>then </text:p>
      <text:p text:style-name="P37"><text:s text:c="11"/>echo "option 'o' value start with '-'. So it seems an option instead of value." </text:p>
      <text:p text:style-name="P37"><text:s text:c="11"/>exit 2 </text:p>
      <text:p text:style-name="P37"><text:s text:c="9"/>fi </text:p>
      <text:p text:style-name="P37"><text:s text:c="8"/>oStr=$OPTARG </text:p>
      <text:p text:style-name="P37"/>
      <text:p text:style-name="P37"><text:s text:c="8"/>;; </text:p>
      <text:p text:style-name="P37"><text:s text:c="6"/>r)rStr=$OPTARG;; </text:p>
      <text:p text:style-name="P37"><text:s text:c="6"/>f)fStr=$OPTARG;; </text:p>
      <text:p text:style-name="P37"><text:s text:c="6"/>d)dStr=$OPTARG;; </text:p>
      <text:p text:style-name="P37"><text:s text:c="6"/>\?)echo "Invalid option:-$OPTARG";; </text:p>
      <text:p text:style-name="P37"/>
      <text:p text:style-name="P37">#echo "Option -$OPTARG requires an argument." </text:p>
      <text:p text:style-name="P37"># <text:s text:c="6"/>exit;; </text:p>
      <text:p text:style-name="P37"/>
      <text:p text:style-name="P37"><text:s text:c="6"/>esac </text:p>
      <text:p text:style-name="P37">done </text:p>
      <text:p text:style-name="P37"/>
      <text:p text:style-name="P37">echo "oStr::$oStr ,rStr::$rStr , fStr::$fStr, dStr::$dStr" </text:p>
      <text:p text:style-name="P37"/>
      <text:p text:style-name="P37">if [[ "$oStr" == "" <text:s/>]] </text:p>
      <text:p text:style-name="P37"><text:s text:c="4"/>then </text:p>
      <text:p text:style-name="P37"><text:s text:c="4"/>echo "Option -o is required." </text:p>
      <text:p text:style-name="P37"><text:s text:c="4"/>exit </text:p>
      <text:p text:style-name="P37">fi </text:p>
      <text:p text:style-name="P37"/>
      <text:p text:style-name="P37">if [[ "$rStr" == "" <text:s/>]] </text:p>
      <text:p text:style-name="P37"><text:s text:c="3"/>then </text:p>
      <text:p text:style-name="P37"><text:s text:c="3"/>echo "Option -r is required." </text:p>
      <text:p text:style-name="P37"><text:s text:c="3"/>exit </text:p>
      <text:p text:style-name="P37">fi </text:p>
      <text:p text:style-name="P37"/>
      <text:p text:style-name="P37"/>
      <text:p text:style-name="P37">if [[ "$fStr" == "" <text:s/>]] </text:p>
      <text:p text:style-name="P37"><text:s text:c="2"/>then </text:p>
      <text:p text:style-name="P37"><text:s text:c="4"/>echo "Option -f is required." </text:p>
      <text:p text:style-name="P37"><text:s text:c="4"/>exit </text:p>
      <text:p text:style-name="P37">fi </text:p>
      <text:p text:style-name="P37"/>
      <text:p text:style-name="P37">if [[ "$dStr" == "" <text:s/>]] </text:p>
      <text:p text:style-name="P37"><text:s text:c="2"/>then </text:p>
      <text:p text:style-name="P37"><text:s text:c="4"/>echo "Option -d is required." </text:p>
      <text:p text:style-name="P37"><text:s text:c="4"/>exit </text:p>
      <text:p text:style-name="P37">fi </text:p>
      <text:p text:style-name="P37"/>
      <text:p text:style-name="P37">arr=$(echo $fStr | tr "," "\n") </text:p>
      <text:p text:style-name="P37"/>
      <text:p text:style-name="P37">for file in $arr; do </text:p>
      <text:p text:style-name="P37"><text:s text:c="4"/>echo "File:$file" </text:p>
      <text:p text:style-name="P37"><text:soft-page-break/><text:s text:c="4"/>echo "---------------------------------" </text:p>
      <text:p text:style-name="P37"><text:s text:c="4"/>sed 's/'$oStr'/'$rStr'/g' $file </text:p>
      <text:p text:style-name="P37"><text:s text:c="4"/>echo "---------------------------------" </text:p>
      <text:p text:style-name="P37">done </text:p>
      <text:p text:style-name="P37"/>
      <text:p text:style-name="P37"/>
      <text:p text:style-name="P37">arr1=$(echo $dStr | tr "," "\n") </text:p>
      <text:p text:style-name="P37"/>
      <text:p text:style-name="P37">for DIR in $arr1; do </text:p>
      <text:p text:style-name="P37"><text:s text:c="4"/>if [ -d $DIR ]; then </text:p>
      <text:p text:style-name="P37"><text:s text:c="4"/>echo "Dir:$Dir" </text:p>
      <text:p text:style-name="P37"><text:s text:c="4"/>echo "---------------------------------" </text:p>
      <text:p text:style-name="P37"><text:s text:c="4"/>sed 's/'$oStr'/'$rStr'/g' $DIR </text:p>
      <text:p text:style-name="P37"><text:s text:c="4"/>echo "---------------------------------" </text:p>
      <text:p text:style-name="P37"/>
      <text:p text:style-name="P37">## <text:s text:c="7"/>if ( echo $DIR | grep '(\|)' &gt;&gt; /dev/null ); then </text:p>
      <text:p text:style-name="P37">## <text:s text:c="10"/>NEWNAME=`echo $DIR | tr -d '(' | tr -d ')'` </text:p>
      <text:p text:style-name="P37">## <text:s text:c="11"/>mv $DIR $NEWNAME </text:p>
      <text:p text:style-name="P37">## <text:s text:c="11"/>cd $NEWNAME </text:p>
      <text:p text:style-name="P37">## <text:s text:c="11"/>$0 </text:p>
      <text:p text:style-name="P37">## <text:s text:c="11"/>cd - </text:p>
      <text:p text:style-name="P37">## <text:s text:c="7"/>fi </text:p>
      <text:p text:style-name="P37"><text:s text:c="4"/>fi </text:p>
      <text:p text:style-name="P37">done </text:p>
      <text:p text:style-name="P37"/>
      <text:p text:style-name="P37"/>
      <text:p text:style-name="P36"/>
      <text:p text:style-name="P59"/>
      <text:p text:style-name="P59"/>
      <text:p text:style-name="P60"/>
      <text:p text:style-name="P43"/>
      <text:p text:style-name="P63">8) Create a script to upload and retrieve files from a remote directory using FTP.</text:p>
      <text:p text:style-name="P34"/>
      <text:p text:style-name="P6">---<text:span text:style-name="T3">&gt;</text:span></text:p>
      <text:p text:style-name="P6"/>
      <text:p text:style-name="P17">#!/bin/bash</text:p>
      <text:p text:style-name="P17"/>
      <text:p text:style-name="P17">HOST='foo.com'</text:p>
      <text:p text:style-name="P17">USER='us3r'</text:p>
      <text:p text:style-name="P17">PASSWD='p4ssword'</text:p>
      <text:p text:style-name="P17"/>
      <text:p text:style-name="P17">ftp -i -n $HOST &lt;&lt; <text:span text:style-name="T6">END_SCRIPT</text:span></text:p>
      <text:p text:style-name="P17">user ${USER} ${PASSWD}</text:p>
      <text:p text:style-name="P17"/>
      <text:p text:style-name="P17">binary</text:p>
      <text:p text:style-name="P17">cd /home/<text:span text:style-name="T5">&lt;users pathname&gt;</text:span>/backup</text:p>
      <text:p text:style-name="P17">put wolf.pdf</text:p>
      <text:p text:style-name="P17">get arul.ps</text:p>
      <text:p text:style-name="P18">END_SCRIPT</text:p>
      <text:p text:style-name="P17">quit</text:p>
      <text:p text:style-name="P17"/>
      <text:p text:style-name="P19">OR</text:p>
      <text:p text:style-name="P17"><text:soft-page-break/></text:p>
      <text:p text:style-name="P20">#!/bin/sh</text:p>
      <text:p text:style-name="P20">HOST='ftp.users.qwest.net'</text:p>
      <text:p text:style-name="P20">USER='yourid'</text:p>
      <text:p text:style-name="P20">PASSWD='yourpw'</text:p>
      <text:p text:style-name="P20">FILE='file.txt'</text:p>
      <text:p text:style-name="P20"/>
      <text:p text:style-name="P20">ftp -n $HOST &lt;&lt;END_SCRIPT</text:p>
      <text:p text:style-name="P20">quote USER $USER</text:p>
      <text:p text:style-name="P20">quote PASS $PASSWD</text:p>
      <text:p text:style-name="P20">put $FILE</text:p>
      <text:p text:style-name="P21">get abc.txt</text:p>
      <text:p text:style-name="P20">quit</text:p>
      <text:p text:style-name="P20">END_SCRIPT</text:p>
      <text:p text:style-name="P20">exit 0</text:p>
      <text:p text:style-name="P56"/>
      <text:p text:style-name="P56"/>
      <text:p text:style-name="P57"/>
      <text:p text:style-name="P39">9) Using CURL command write a shell <text:s/>script to verify <text:s/>pivot.impetus.co.in up and running.</text:p>
      <text:p text:style-name="P38"/>
      <text:p text:style-name="P38">---<text:span text:style-name="T3">&gt;</text:span></text:p>
      <text:p text:style-name="P38"/>
      <text:p text:style-name="P7">#!/bin/bash </text:p>
      <text:p text:style-name="P7">res=`curl -s --head pivot.impetus.co.in | head -n 1 | grep -c "HTTP/1.1 200 OK"` </text:p>
      <text:p text:style-name="P7">if [ $res -eq 1 ] </text:p>
      <text:p text:style-name="P7">then </text:p>
      <text:p text:style-name="P7">echo "Site Is UP and Running" </text:p>
      <text:p text:style-name="P7">else </text:p>
      <text:p text:style-name="P7">echo "Site Is Not Running" </text:p>
      <text:p text:style-name="P7">fi </text:p>
      <text:p text:style-name="P44"/>
      <text:p text:style-name="P46"/>
      <text:p text:style-name="P49">1<text:span text:style-name="T7">0) Create a script which search files which are larger than X MB (inline input) and search in a path (inline input) recursively and prompt for deletion.</text:span></text:p>
      <text:p text:style-name="P40"/>
      <text:p text:style-name="P14">#!/bin/bash</text:p>
      <text:p text:style-name="P14">echo "Please Mention File Size <text:s/>"</text:p>
      <text:p text:style-name="P14">read max </text:p>
      <text:p text:style-name="P14">echo "Please Enter The Path "</text:p>
      <text:p text:style-name="P14">read path </text:p>
      <text:p text:style-name="P14">find $path -type f -size +$max</text:p>
      <text:p text:style-name="P14">echo -n "Do You Want To Delete All (y/n)? "</text:p>
      <text:p text:style-name="P14">read answer</text:p>
      <text:p text:style-name="P14">if echo "$answer" | grep -iq "^y" ;then</text:p>
      <text:p text:style-name="P14">find $path -type f -size +$max -exec rm -rf {} \;</text:p>
      <text:p text:style-name="P14">echo " Files Deleted" </text:p>
      <text:p text:style-name="P14">else</text:p>
      <text:p text:style-name="P14"><text:s text:c="4"/>echo No</text:p>
      <text:p text:style-name="P14">fi </text:p>
      <text:p text:style-name="P45"/>
      <text:p text:style-name="P55">11) <text:s/>Write a shell script which copy file(s) from a directory SRC to DST and then validate both the destination are sync in then delete files from SRC folder. Also add this script in cronjob for to run <text:soft-page-break/>on 1300 hrs every day.</text:p>
      <text:p text:style-name="P64">11) <text:s/>Write a shell script which copy file(s) from a directory SRC to DST and then validate both the destination are sync in then delete files from SRC folder. Also add this script in cronjob for to run on 1300 hrs every day.</text:p>
      <text:p text:style-name="P65"/>
      <text:p text:style-name="P65">--<text:span text:style-name="T20">&gt;</text:span></text:p>
      <text:p text:style-name="P65"/>
      <text:p text:style-name="P66">#!/bin/bash </text:p>
      <text:p text:style-name="P66">echo "Enter Source Directory" </text:p>
      <text:p text:style-name="P66">read f1 </text:p>
      <text:p text:style-name="P66">echo "Enter the file name to move" </text:p>
      <text:p text:style-name="P66">read fname </text:p>
      <text:p text:style-name="P66">echo "Enter Destination Directory" </text:p>
      <text:p text:style-name="P66">read f2 </text:p>
      <text:p text:style-name="P66"/>
      <text:p text:style-name="P66">cp -vr $f1/$fname $f2 </text:p>
      <text:p text:style-name="P66">if [ $? -eq 0 ] </text:p>
      <text:p text:style-name="P66">then </text:p>
      <text:p text:style-name="P66">echo "Files have been copied" </text:p>
      <text:p text:style-name="P66">else </text:p>
      <text:p text:style-name="P66">echo "Please give right path" </text:p>
      <text:p text:style-name="P66">fi </text:p>
      <text:p text:style-name="P66"/>
      <text:p text:style-name="P66">##new=$(cd $f2 | ls -ltrh | tail -n 1 | awk '{print $10}') </text:p>
      <text:p text:style-name="P66"/>
      <text:p text:style-name="P66">checksrc="$(cksum "$f1/$fname" | awk '{print $1}')" </text:p>
      <text:p text:style-name="P66">checkdst="$(cksum "$f2/$fname" | awk '{print $1}')" </text:p>
      <text:p text:style-name="P66">if [ "$checksrc" -eq "$checkdst" ] </text:p>
      <text:p text:style-name="P66">then </text:p>
      <text:p text:style-name="P66">rm "$f1/$fname" </text:p>
      <text:p text:style-name="P66">echo "Move completed successfuly" </text:p>
      <text:p text:style-name="P66">else </text:p>
      <text:p text:style-name="P66">echo "Checksums did not match, please try again" 1 </text:p>
      <text:p text:style-name="P66">rm "$f2/$fname" </text:p>
      <text:p text:style-name="P66">exit 1 </text:p>
      <text:p text:style-name="P66">fi </text:p>
      <text:p text:style-name="P66"/>
      <text:p text:style-name="P66"/>
      <text:p text:style-name="P67"/>
      <text:p text:style-name="P68">OR OR OR OR OR OR OR OR OR </text:p>
      <text:p text:style-name="P68"/>
      <text:p text:style-name="P67">#!/bin/bash </text:p>
      <text:p text:style-name="P68">f1=/home/IMPETUS/adil.khan</text:p>
      <text:p text:style-name="P68">f2=/home/IMPETUS/adil.khan/backup</text:p>
      <text:p text:style-name="P68">fname=log.txt</text:p>
      <text:p text:style-name="P67">cp -vr $f1/$fname $f2 </text:p>
      <text:p text:style-name="P67">if [ $? -eq 0 ] </text:p>
      <text:p text:style-name="P67">then </text:p>
      <text:p text:style-name="P67">echo "Files have been copied" </text:p>
      <text:p text:style-name="P67">else </text:p>
      <text:p text:style-name="P67">echo "Please give right path" </text:p>
      <text:p text:style-name="P67">fi </text:p>
      <text:p text:style-name="P67"><text:soft-page-break/></text:p>
      <text:p text:style-name="P67">##new=$(cd $f2 | ls -ltrh | tail -n 1 | awk '{print $10}') </text:p>
      <text:p text:style-name="P67"/>
      <text:p text:style-name="P67">checksrc="$(cksum "$f1/$fname" | awk '{print $1}')" </text:p>
      <text:p text:style-name="P67">checkdst="$(cksum "$f2/$fname" | awk '{print $1}')" </text:p>
      <text:p text:style-name="P67">if [ "$checksrc" -eq "$checkdst" ] </text:p>
      <text:p text:style-name="P67">then </text:p>
      <text:p text:style-name="P67">rm "$f1/$fname" </text:p>
      <text:p text:style-name="P67">echo "Move completed successfuly" </text:p>
      <text:p text:style-name="P67">else </text:p>
      <text:p text:style-name="P67">echo "Checksums did not match, please try again" 1 </text:p>
      <text:p text:style-name="P67">rm "$f2/$fname" </text:p>
      <text:p text:style-name="P67">exit 1 </text:p>
      <text:p text:style-name="P67">fi </text:p>
      <text:p text:style-name="P68"/>
      <text:p text:style-name="P69">chmod +x srcvaldst.sh</text:p>
      <text:p text:style-name="P68">crontab -e </text:p>
      <text:p text:style-name="P68"/>
      <text:p text:style-name="P68"/>
      <text:p text:style-name="P68">0 13 * * * /home/IMPETUS/adil.khan/srcvaldst.sh </text:p>
      <text:p text:style-name="P70"/>
      <text:p text:style-name="P45"/>
      <text:p text:style-name="P54">12) Write a shell script for facilitate a user to access a Linux box without any password (auto-ssh), After running script user can access host without password. On running script ask input of hostname and user.</text:p>
      <text:p text:style-name="P22"/>
      <text:p text:style-name="P22">--<text:span text:style-name="T4">&gt;</text:span></text:p>
      <text:p text:style-name="P22"/>
      <text:p text:style-name="P10">sshpwd.sh</text:p>
      <text:p text:style-name="P11"/>
      <text:p text:style-name="P12">#! /bin/bash</text:p>
      <text:p text:style-name="P12"/>
      <text:p text:style-name="P12">filename="id_rsa"</text:p>
      <text:p text:style-name="P12">path="$HOME/.ssh"</text:p>
      <text:p text:style-name="P12"/>
      <text:p text:style-name="P12">if [ $1 ]</text:p>
      <text:p text:style-name="P12">then</text:p>
      <text:p text:style-name="P12"><text:s text:c="4"/>hostname=$1</text:p>
      <text:p text:style-name="P12"><text:s text:c="4"/>if [ $2 ]</text:p>
      <text:p text:style-name="P12"><text:s text:c="4"/>then</text:p>
      <text:p text:style-name="P12"><text:s text:c="8"/>username=$2</text:p>
      <text:p text:style-name="P12"><text:s text:c="4"/>else</text:p>
      <text:p text:style-name="P12"><text:s text:c="8"/>username="$USER"</text:p>
      <text:p text:style-name="P12"><text:s text:c="4"/>fi</text:p>
      <text:p text:style-name="P12"/>
      <text:p text:style-name="P12">else</text:p>
      <text:p text:style-name="P12"/>
      <text:p text:style-name="P12"><text:s text:c="4"/>echo "What host you want to grant passwordless SSH from this computer?"</text:p>
      <text:p text:style-name="P12"><text:s text:c="4"/>read hostname</text:p>
      <text:p text:style-name="P12"><text:s text:c="4"/>echo "What is your username on $hostname?"</text:p>
      <text:p text:style-name="P12"><text:s text:c="4"/>read username</text:p>
      <text:p text:style-name="P12"/>
      <text:p text:style-name="P12"><text:soft-page-break/><text:s text:c="4"/>if [ ! $username ]</text:p>
      <text:p text:style-name="P12"><text:s text:c="4"/>then</text:p>
      <text:p text:style-name="P12"><text:s text:c="8"/>username="$USER"</text:p>
      <text:p text:style-name="P12"><text:s text:c="4"/>fi</text:p>
      <text:p text:style-name="P12">fi</text:p>
      <text:p text:style-name="P12"/>
      <text:p text:style-name="P12"/>
      <text:p text:style-name="P12"/>
      <text:p text:style-name="P12">if [ -f $path/$filename ]</text:p>
      <text:p text:style-name="P12">then</text:p>
      <text:p text:style-name="P12"><text:s text:c="4"/>echo "RSA key exists on $path/$filename, using existing file"</text:p>
      <text:p text:style-name="P12">else</text:p>
      <text:p text:style-name="P12"><text:s text:c="4"/>ssh-keygen -t rsa -f "$path/$filename"</text:p>
      <text:p text:style-name="P12"><text:s text:c="4"/>echo “/nRSA key pair generated”</text:p>
      <text:p text:style-name="P12">fi</text:p>
      <text:p text:style-name="P12"/>
      <text:p text:style-name="P12">echo "We need to log into $hostname as $username to set up your public key (hopefully last time you'll use password from this computer)" </text:p>
      <text:p text:style-name="P12">cat "$path/$filename.pub" | ssh "$hostname" -l "$username" '[ -d .ssh ] || mkdir .ssh; cat &gt;&gt; .ssh/authorized_keys; chmod 700 ~/.ssh; chmod 600 ~/.ssh/authorized_keys'</text:p>
      <text:p text:style-name="P12">status=$?</text:p>
      <text:p text:style-name="P12"/>
      <text:p text:style-name="P12">if [ $status -eq 0 ]</text:p>
      <text:p text:style-name="P12">then</text:p>
      <text:p text:style-name="P12"><text:s text:c="4"/>echo "Set up complete, try to ssh to $host now"</text:p>
      <text:p text:style-name="P12"><text:s text:c="4"/>exit 0</text:p>
      <text:p text:style-name="P13"><text:s/>bash</text:p>
      <text:p text:style-name="P12">else</text:p>
      <text:p text:style-name="P12"><text:s text:c="4"/>echo "an error has occured"</text:p>
      <text:p text:style-name="P12"><text:s text:c="4"/>exit 255</text:p>
      <text:p text:style-name="P12">fi</text:p>
      <text:p text:style-name="P41"/>
      <text:p text:style-name="P41"/>
      <text:p text:style-name="P50">13. Write a shell script which takes read list of services name from file and for each service it checks the status &amp; if they are down/not running, then try to start the service, if it fails, then logs the time and service name in a file. </text:p>
      <text:p text:style-name="P58"/>
      <text:p text:style-name="P23">--&gt;</text:p>
      <text:p text:style-name="P23"/>
      <text:p text:style-name="P23">ser1.txt <text:s/>includes</text:p>
      <text:p text:style-name="P23"/>
      <text:p text:style-name="P24">acpid </text:p>
      <text:p text:style-name="P24">anacron </text:p>
      <text:p text:style-name="P24">apache2 </text:p>
      <text:p text:style-name="P24">apparmor </text:p>
      <text:p text:style-name="P24">avahi-daemon </text:p>
      <text:p text:style-name="P24">bluetooth </text:p>
      <text:p text:style-name="P24">brltty </text:p>
      <text:p text:style-name="P24">cron </text:p>
      <text:p text:style-name="P24">cups </text:p>
      <text:p text:style-name="P24">cups-browsed </text:p>
      <text:p text:style-name="P24">dbus </text:p>
      <text:p text:style-name="P24"><text:soft-page-break/>friendly-recovery </text:p>
      <text:p text:style-name="P24">grub-common </text:p>
      <text:p text:style-name="P24">kerneloops </text:p>
      <text:p text:style-name="P24">nmbd </text:p>
      <text:p text:style-name="P24">procps </text:p>
      <text:p text:style-name="P24">pulseaudio </text:p>
      <text:p text:style-name="P24">resolvconf </text:p>
      <text:p text:style-name="P24">rsync </text:p>
      <text:p text:style-name="P24">rsyslog </text:p>
      <text:p text:style-name="P24">samba </text:p>
      <text:p text:style-name="P24">samba-ad-dc </text:p>
      <text:p text:style-name="P24">smbd </text:p>
      <text:p text:style-name="P24">ssh </text:p>
      <text:p text:style-name="P24">sudo </text:p>
      <text:p text:style-name="P24">udev </text:p>
      <text:p text:style-name="P24">unattended-upgrades </text:p>
      <text:p text:style-name="P24">urandom </text:p>
      <text:p text:style-name="P24">winbind </text:p>
      <text:p text:style-name="P24">x11-common</text:p>
      <text:p text:style-name="P23"/>
      <text:p text:style-name="P23">#!/bin/bash </text:p>
      <text:p text:style-name="P23"/>
      <text:p text:style-name="P23">filename="ser1.txt" </text:p>
      <text:p text:style-name="P23"/>
      <text:p text:style-name="P23">while read -r line </text:p>
      <text:p text:style-name="P23"/>
      <text:p text:style-name="P23">do </text:p>
      <text:p text:style-name="P23"/>
      <text:p text:style-name="P23">sername="$line" </text:p>
      <text:p text:style-name="P23"/>
      <text:p text:style-name="P23">echo "Service Name read from file is - $sername" </text:p>
      <text:p text:style-name="P23"/>
      <text:p text:style-name="P23">serstatus=sudo service $sername status | awk '{print $2}' </text:p>
      <text:p text:style-name="P23"/>
      <text:p text:style-name="P23">if [ "$serstatus" == "start/running," ] </text:p>
      <text:p text:style-name="P23"/>
      <text:p text:style-name="P23">then </text:p>
      <text:p text:style-name="P23"/>
      <text:p text:style-name="P23">echo $sername 'is running' </text:p>
      <text:p text:style-name="P23"/>
      <text:p text:style-name="P23">else </text:p>
      <text:p text:style-name="P23"/>
      <text:p text:style-name="P23">sudo service $sername start </text:p>
      <text:p text:style-name="P23"/>
      <text:p text:style-name="P23">echo "" </text:p>
      <text:p text:style-name="P23">echo "Service is Started" </text:p>
      <text:p text:style-name="P23"/>
      <text:p text:style-name="P23">fi </text:p>
      <text:p text:style-name="P23"/>
      <text:p text:style-name="P23">a=`sudo service $sername status | awk '{print $4}'` </text:p>
      <text:p text:style-name="P23"/>
      <text:p text:style-name="P23">if [ "$a" == "not" ] </text:p>
      <text:p text:style-name="P23"><text:soft-page-break/></text:p>
      <text:p text:style-name="P23">then </text:p>
      <text:p text:style-name="P23"/>
      <text:p text:style-name="P23">sudo service $sername status &gt; "$sername-serivce.log" </text:p>
      <text:p text:style-name="P23">date &gt;&gt; "$sername-serivce.log" </text:p>
      <text:p text:style-name="P23">echo "" </text:p>
      <text:p text:style-name="P23">echo "Log Generated" </text:p>
      <text:p text:style-name="P23"/>
      <text:p text:style-name="P23">fi </text:p>
      <text:p text:style-name="P23"><text:s text:c="2"/></text:p>
      <text:p text:style-name="P23">done &lt; "$filename" </text:p>
      <text:p text:style-name="P23"/>
      <text:p text:style-name="P23">exit </text:p>
      <text:p text:style-name="P58"/>
      <text:p text:style-name="P61">14) <text:span text:style-name="T11">Create a script which starts multiple rsync sessions in background. And monitor all the rsycn session in every 5 seconds, when all rsycn session completed then prompt a message Rsync processes completed.</text:span></text:p>
      <text:p text:style-name="P62"/>
      <text:p text:style-name="P25">#!/bin/bash </text:p>
      <text:p text:style-name="P25"/>
      <text:p text:style-name="P29">sudo apt-get install pv</text:p>
      <text:p text:style-name="P25"/>
      <text:p text:style-name="P25">rsync -zvh backup.tar /tmp/backups/ </text:p>
      <text:p text:style-name="P25"/>
      <text:p text:style-name="P25">echo "Task 1" </text:p>
      <text:p text:style-name="P25"/>
      <text:p text:style-name="P25">rsync -avzhe ssh ubuntu@52.78.09.50:/home/ubuntu/var/log/install.log /tmp/ </text:p>
      <text:p text:style-name="P25"/>
      <text:p text:style-name="P25">echo "Task <text:span text:style-name="T15">2</text:span>" </text:p>
      <text:p text:style-name="P25"/>
      <text:p text:style-name="P25">rsync --remove-source-files -zvh backup.tar /tmp/backups/ </text:p>
      <text:p text:style-name="P25"/>
      <text:p text:style-name="P25">echo "Task <text:span text:style-name="T15">3</text:span>"</text:p>
      <text:p text:style-name="P25"/>
      <text:p text:style-name="P26">rsync -zvh --progress backup.tar /tmp/backups/ | <text:span text:style-name="T15">pv -i 5</text:span></text:p>
      <text:p text:style-name="P26"/>
      <text:p text:style-name="P26">rsync -avzhe ssh --progress ubuntu@52.78.09.50:/home/ubuntu/var/log/install.log /tmp/ | <text:span text:style-name="T15">pv -i 5</text:span></text:p>
      <text:p text:style-name="P26"/>
      <text:p text:style-name="P27">rsync --remove-source-files -zvh --<text:span text:style-name="T17">progress</text:span> backup.tar /tmp/backups/ <text:span text:style-name="T16">| pv -i 5</text:span></text:p>
      <text:p text:style-name="P25"/>
      <text:p text:style-name="P25"/>
      <text:p text:style-name="P25">a=rsync -zvh --progress backup.tar /tmp/backups/ | awk '{print $3}' </text:p>
      <text:p text:style-name="P25"/>
      <text:p text:style-name="P25"/>
      <text:p text:style-name="P25"><text:span text:style-name="T15">b</text:span>=rsync -avzhe ssh --progress ubuntu@52.78.09.50:/home/ubuntu/var/log/install.log /tmp/ | awk '{print $3}' </text:p>
      <text:p text:style-name="P25"/>
      <text:p text:style-name="P25"><text:span text:style-name="T15">c</text:span>=rsync --remove-source-files -zvh --progress backup.tar /tmp/backups/ | awk '{print $3}' </text:p>
      <text:p text:style-name="P25"/>
      <text:p text:style-name="P25"/>
      <text:p text:style-name="P25">if [ "$a" == "100%" ]</text:p>
      <text:p text:style-name="P25">then </text:p>
      <text:p text:style-name="P25"><text:soft-page-break/>echo "<text:span text:style-name="T16">Rsync Process Completed</text:span>" </text:p>
      <text:p text:style-name="P25">fi </text:p>
      <text:p text:style-name="P25"/>
      <text:p text:style-name="P25"/>
      <text:p text:style-name="P25">if [ "$<text:span text:style-name="T15">b</text:span>" == "100%" ] </text:p>
      <text:p text:style-name="P25">then </text:p>
      <text:p text:style-name="P27">echo "<text:span text:style-name="T16">Rsync Process Completed</text:span>" </text:p>
      <text:p text:style-name="P25">fi </text:p>
      <text:p text:style-name="P25"/>
      <text:p text:style-name="P25"/>
      <text:p text:style-name="P25">if [ "$<text:span text:style-name="T15">c</text:span>" == "100%" ] </text:p>
      <text:p text:style-name="P25">then </text:p>
      <text:p text:style-name="P25">fi </text:p>
      <text:p text:style-name="P27">echo "<text:span text:style-name="T16">Rsync Process Completed</text:span>"</text:p>
      <text:p text:style-name="P25">exit </text:p>
      <text:p text:style-name="P30"/>
      <text:p text:style-name="P30"/>
      <text:p text:style-name="P31">or or or <text:span text:style-name="T19">or or or or or </text:span></text:p>
      <text:p text:style-name="P31"/>
      <text:p text:style-name="P32">#!/bin/bash </text:p>
      <text:p text:style-name="P32"/>
      <text:p text:style-name="P32">#rsync --bwlimit=1 -azv /lib/ <text:span text:style-name="T18">ubuntu</text:span>@192.168.213.96:/home/<text:span text:style-name="T18">ubuntu</text:span>/temp &amp; </text:p>
      <text:p text:style-name="P32">rsync -avz --bwlimit=1 --progress rsyncDir/ <text:span text:style-name="T18">ubuntu</text:span>@192.168.213.96:~ &amp; </text:p>
      <text:p text:style-name="P32"/>
      <text:p text:style-name="P32">processId1="$!" </text:p>
      <text:p text:style-name="P32">echo "Process started with Pid::$processId1" </text:p>
      <text:p text:style-name="P32"/>
      <text:p text:style-name="P32">rsync --bwlimit=500 -azv --progress /boot/grub/ <text:span text:style-name="T18">ubuntu</text:span>@192.168.213.96:/home/<text:span text:style-name="T18">ubuntu</text:span>/temp &amp; </text:p>
      <text:p text:style-name="P32">processId2="$!" </text:p>
      <text:p text:style-name="P32">echo "Process started with Pid::$processId2" </text:p>
      <text:p text:style-name="P32">wait $processId1 </text:p>
      <text:p text:style-name="P32">wait $processId2 </text:p>
      <text:p text:style-name="P32"/>
      <text:p text:style-name="P32">echo "sync is done." </text:p>
      <text:p text:style-name="P32"/>
      <text:p text:style-name="P32">notify-send "Sync has been done" " Details: \n sync process with PIDs $processId1 &amp; $processId2 have been finished." </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2T11:49:37.277612310</meta:creation-date>
    <dc:date>2016-05-16T05:38:22.429682092</dc:date>
    <meta:editing-duration>P1DT12H55M45S</meta:editing-duration>
    <meta:editing-cycles>66</meta:editing-cycles>
    <meta:generator>LibreOffice/4.2.3.3$Linux_X86_64 LibreOffice_project/420m0$Build-3</meta:generator>
    <meta:document-statistic meta:table-count="0" meta:image-count="0" meta:object-count="0" meta:page-count="12" meta:paragraph-count="414" meta:word-count="1824" meta:character-count="11899" meta:non-whitespace-character-count="9253"/>
  </office:meta>
</office:document-meta>
</file>